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70000013BD6D42D6978B328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04516" style:font-weight-asian="bold" style:font-weight-complex="bold"/>
    </style:style>
    <style:style style:name="T1" style:family="text">
      <style:text-properties fo:font-size="18pt" style:font-size-asian="15.75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textarea-horizontal-align="justify" draw:textarea-vertical-align="middle" draw:auto-grow-height="false" fo:min-height="1.205cm" fo:min-width="3.34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e1" text:anchor-type="paragraph" svg:x="7.715cm" svg:y="-0.688cm" svg:width="9.88cm" svg:height="6.84cm" draw:z-index="0"><draw:image xlink:href="Pictures/10000201000001C70000013BD6D42D6978B328A0.png" xlink:type="simple" xlink:show="embed" xlink:actuate="onLoad" loext:mime-type="image/png"/></draw:frame><draw:custom-shape text:anchor-type="paragraph" draw:z-index="1" draw:name="Forma1" draw:style-name="gr1" svg:width="6.695cm" svg:height="2.408cm" svg:x="9.267cm" svg:y="0.462cm"><text:p text:style-name="P1"><text:span text:style-name="T1">CC</text:span></text:p><draw:enhanced-geometry svg:viewBox="0 0 21600 21600" draw:text-areas="5400 5400 16200 16200" draw:type="flowchart-sort" draw:enhanced-path="M 0 10800 L 10800 0 21600 10800 10800 21600 Z N M 0 10800 L 21600 10800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07:09:47.919034743</meta:creation-date>
    <dc:date>2018-07-01T07:12:36.511424625</dc:date>
    <meta:editing-duration>PT2M52S</meta:editing-duration>
    <meta:editing-cycles>1</meta:editing-cycles>
    <meta:generator>LibreOffice/6.0.3.2$Linux_x86 LibreOffice_project/00m0$Build-2</meta:generator>
    <meta:document-statistic meta:table-count="0" meta:image-count="1" meta:object-count="0" meta:page-count="1" meta:paragraph-count="1" meta:word-count="1" meta:character-count="2" meta:non-whitespace-character-count="2"/>
  </office:meta>
</office:document-meta>
</file>